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psoft Windows 8 Uighur" svg:font-family="'Alpsoft Windows 8 Uighu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psoft Windows 8 Uighur1" svg:font-family="'Alpsoft Windows 8 Uighur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888a" draw:textarea-horizontal-align="justify" draw:textarea-vertical-align="middle" draw:auto-grow-height="false" fo:min-height="1.703cm" fo:min-width="1.637cm"/>
    </style:style>
    <style:style style:name="gr2" style:family="graphic" style:parent-style-name="standard">
      <style:graphic-properties draw:fill-color="#00888a" draw:textarea-horizontal-align="justify" draw:textarea-vertical-align="middle" draw:auto-grow-height="false" fo:min-height="1.704cm" fo:min-width="1.637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703cm" fo:min-width="1.63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00bdb8" draw:textarea-horizontal-align="justify" draw:textarea-vertical-align="middle" draw:auto-grow-height="false" fo:min-height="1.703cm" fo:min-width="1.636cm"/>
    </style:style>
    <style:style style:name="gr6" style:family="graphic" style:parent-style-name="standard">
      <style:graphic-properties draw:fill-color="#7800ff" draw:textarea-horizontal-align="justify" draw:textarea-vertical-align="middle" draw:auto-grow-height="false" fo:min-height="1.703cm" fo:min-width="1.636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703cm" fo:min-width="1.637cm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1.703cm" fo:min-width="1.637cm"/>
    </style:style>
    <style:style style:name="P1" style:family="paragraph">
      <style:paragraph-properties fo:text-align="center"/>
      <style:text-properties fo:color="#ffffff" style:text-position="0% 100%" style:font-name="Alpsoft Windows 8 Uighur" fo:font-size="12pt" style:text-overline-style="none" style:text-overline-color="font-color"/>
    </style:style>
    <style:style style:name="P2" style:family="paragraph">
      <loext:graphic-properties draw:fill-color="#00888a"/>
      <style:paragraph-properties fo:text-align="center"/>
      <style:text-properties fo:color="#ffffff" style:text-position="0% 100%" style:font-name="Alpsoft Windows 8 Uighur" fo:font-size="12pt" style:text-overline-style="none" style:text-overline-color="font-color"/>
    </style:style>
    <style:style style:name="P3" style:family="paragraph">
      <style:paragraph-properties fo:text-align="center"/>
      <style:text-properties fo:color="#ffffff" style:font-name="Alpsoft Windows 8 Uighur" fo:font-size="11pt"/>
    </style:style>
    <style:style style:name="P4" style:family="paragraph">
      <loext:graphic-properties draw:fill-color="#00888a"/>
      <style:paragraph-properties fo:text-align="center"/>
      <style:text-properties fo:color="#ffffff" style:text-position="0% 100%" style:font-name="Alpsoft Windows 8 Uighur" fo:font-size="11pt" style:text-overline-style="none" style:text-overline-color="font-color"/>
    </style:style>
    <style:style style:name="P5" style:family="paragraph">
      <style:paragraph-properties fo:text-align="center"/>
      <style:text-properties fo:color="#ffffff" style:font-name="Alpsoft Windows 8 Uighur" fo:font-size="12pt"/>
    </style:style>
    <style:style style:name="P6" style:family="paragraph">
      <loext:graphic-properties draw:fill-color="#f58220"/>
      <style:paragraph-properties fo:text-align="center"/>
      <style:text-properties fo:color="#ffffff" style:text-position="0% 100%" style:font-name="Alpsoft Windows 8 Uighur" fo:font-size="12pt" style:text-overline-style="none" style:text-overline-color="font-color"/>
    </style:style>
    <style:style style:name="P7" style:family="paragraph">
      <loext:graphic-properties draw:fill="none"/>
      <style:paragraph-properties fo:text-align="center"/>
      <style:text-properties style:font-name="Alpsoft Windows 8 Uighur" fo:font-size="12pt"/>
    </style:style>
    <style:style style:name="P8" style:family="paragraph">
      <loext:graphic-properties draw:fill-color="#00bdb8"/>
      <style:paragraph-properties fo:text-align="center"/>
      <style:text-properties fo:color="#ffffff" style:text-position="0% 100%" style:font-name="Alpsoft Windows 8 Uighur" fo:font-size="12pt" style:text-overline-style="none" style:text-overline-color="font-color"/>
    </style:style>
    <style:style style:name="P9" style:family="paragraph">
      <loext:graphic-properties draw:fill-color="#7800ff"/>
      <style:paragraph-properties fo:text-align="center"/>
      <style:text-properties fo:color="#ffffff" style:text-position="0% 100%" style:font-name="Alpsoft Windows 8 Uighur" fo:font-size="12pt" style:text-overline-style="none" style:text-overline-color="font-color"/>
    </style:style>
    <style:style style:name="P10" style:family="paragraph">
      <loext:graphic-properties draw:fill-color="#729fcf"/>
      <style:paragraph-properties fo:text-align="center"/>
      <style:text-properties fo:color="#ffffff" style:text-position="0% 100%" style:font-name="Alpsoft Windows 8 Uighur" fo:font-size="12pt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3465a4"/>
      <style:paragraph-properties fo:text-align="center"/>
      <style:text-properties fo:color="#ffffff" style:text-position="0% 100%" style:font-name="Alpsoft Windows 8 Uighur" fo:font-size="12pt" style:text-overline-style="none" style:text-overline-color="font-color"/>
    </style:style>
    <style:style style:name="T1" style:family="text">
      <style:text-properties fo:color="#ffffff"/>
    </style:style>
    <style:style style:name="T2" style:family="text">
      <style:text-properties fo: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021cm" svg:height="2.761cm" svg:x="11.676cm" svg:y="2.27cm">
          <text:p text:style-name="P1"><text:span text:style-name="T1">Generate </text:span></text:p>
          <text:p text:style-name="P1"><text:span text:style-name="T1">Common </text:span><text:span text:style-name="T2">DML</text:span></text:p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3.021cm" svg:height="2.761cm" svg:x="11.676cm" svg:y="5.86cm">
          <text:p text:style-name="P3"><text:span text:style-name="T1">Translate to sql </text:span></text:p>
          <text:p text:style-name="P3"><text:span text:style-name="T1">Common </text:span></text:p>
          <text:p text:style-name="P3"><text:span text:style-name="T1">DML 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021cm" svg:height="2.762cm" svg:x="11.676cm" svg:y="9.377cm">
          <text:p text:style-name="P5"><text:span text:style-name="T1">Group SQL</text:span></text:p>
          <text:p text:style-name="P5"><text:span text:style-name="T1"><text:s/></text:span><text:span text:style-name="T1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021cm" svg:height="2.762cm" svg:x="11.676cm" svg:y="13.059cm">
          <text:p text:style-name="P5"><text:span text:style-name="T1">Execute SQL </text:span></text:p>
          <text:p text:style-name="P5"><text:span text:style-name="T1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3.021cm" svg:height="2.761cm" svg:x="6.107cm" svg:y="17.478cm">
          <text:p text:style-name="P5"><text:span text:style-name="T1">R</text:span><text:span text:style-name="T1">ea</text:span><text:span text:style-name="T1">d </text:span><text:span text:style-name="T1">Se</text:span><text:span text:style-name="T1">le</text:span><text:span text:style-name="T1">ct</text:span></text:p>
          <text:p text:style-name="P5"><text:span text:style-name="T1">R</text:span><text:span text:style-name="T1">es</text:span><text:span text:style-name="T1">ul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curve" svg:x1="13.186cm" svg:y1="15.821cm" svg:x2="7.618cm" svg:y2="17.478cm" draw:start-shape="id1" draw:end-shape="id2" draw:end-glue-point="4" svg:d="M13186 15821c0 1243-5568 415-5568 1657" svg:viewBox="0 0 5569 1658">
          <text:p/>
        </draw:connector>
        <draw:custom-shape draw:style-name="gr5" draw:text-style-name="P8" xml:id="id3" draw:id="id3" draw:layer="layout" svg:width="3.02cm" svg:height="2.761cm" svg:x="9.694cm" svg:y="17.57cm">
          <text:p text:style-name="P5"><text:span text:style-name="T1">R</text:span><text:span text:style-name="T1">ea</text:span><text:span text:style-name="T1">d </text:span><text:span text:style-name="T1">In</text:span><text:span text:style-name="T1">se</text:span><text:span text:style-name="T1">rt</text:span></text:p>
          <text:p text:style-name="P5"><text:span text:style-name="T1">R</text:span><text:span text:style-name="T1">es</text:span><text:span text:style-name="T1">ul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curve" svg:x1="13.186cm" svg:y1="15.821cm" svg:x2="11.204cm" svg:y2="17.57cm" draw:end-shape="id3" draw:end-glue-point="4" svg:d="M13186 15821c0 936-1982 62-1982 1749" svg:viewBox="0 0 1983 1750">
          <text:p/>
        </draw:connector>
        <draw:custom-shape draw:style-name="gr6" draw:text-style-name="P9" xml:id="id4" draw:id="id4" draw:layer="layout" svg:width="3.02cm" svg:height="2.761cm" svg:x="13.47cm" svg:y="17.478cm">
          <text:p text:style-name="P5"><text:span text:style-name="T1">Read Update</text:span></text:p>
          <text:p text:style-name="P5"><text:span text:style-name="T1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curve" svg:x1="13.186cm" svg:y1="15.821cm" svg:x2="14.98cm" svg:y2="17.478cm" draw:end-shape="id4" draw:end-glue-point="4" svg:d="M13186 15821c0 867 1794 39 1794 1657" svg:viewBox="0 0 1795 1658">
          <text:p/>
        </draw:connector>
        <draw:custom-shape draw:style-name="gr7" draw:text-style-name="P10" xml:id="id5" draw:id="id5" draw:layer="layout" svg:width="3.021cm" svg:height="2.761cm" svg:x="17.056cm" svg:y="17.57cm">
          <text:p text:style-name="P5"><text:span text:style-name="T1">Read Delete</text:span></text:p>
          <text:p text:style-name="P5"><text:span text:style-name="T1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curve" svg:x1="13.186cm" svg:y1="15.821cm" svg:x2="18.567cm" svg:y2="17.57cm" draw:end-shape="id5" draw:end-glue-point="4" svg:d="M13186 15821c0 936 5381 62 5381 1749" svg:viewBox="0 0 5382 1750">
          <text:p/>
        </draw:connector>
        <draw:connector draw:style-name="gr4" draw:text-style-name="P11" draw:layer="layout" draw:type="curve" svg:x1="13.187cm" svg:y1="5.031cm" svg:x2="13.187cm" svg:y2="5.86cm" draw:start-shape="id6" draw:start-glue-point="8" draw:end-shape="id7" draw:end-glue-point="4" svg:d="M13187 5031v829" svg:viewBox="0 0 1 830">
          <text:p/>
        </draw:connector>
        <draw:connector draw:style-name="gr4" draw:text-style-name="P11" draw:layer="layout" draw:type="curve" svg:x1="13.187cm" svg:y1="8.621cm" svg:x2="13.187cm" svg:y2="9.377cm" draw:start-shape="id7" draw:start-glue-point="8" draw:end-shape="id8" draw:end-glue-point="4" svg:d="M13187 8621v756" svg:viewBox="0 0 1 757">
          <text:p/>
        </draw:connector>
        <draw:connector draw:style-name="gr4" draw:text-style-name="P11" draw:layer="layout" draw:type="curve" svg:x1="13.187cm" svg:y1="12.139cm" svg:x2="13.187cm" svg:y2="13.059cm" draw:start-shape="id8" draw:start-glue-point="8" draw:end-shape="id1" draw:end-glue-point="4" svg:d="M13187 12139v920" svg:viewBox="0 0 1 921">
          <text:p/>
        </draw:connector>
        <draw:custom-shape draw:style-name="gr3" draw:text-style-name="P6" xml:id="id9" draw:id="id9" draw:layer="layout" svg:width="3.021cm" svg:height="2.761cm" svg:x="5.98cm" svg:y="23.86cm">
          <text:p text:style-name="P5"><text:span text:style-name="T1">Generate</text:span></text:p>
          <text:p text:style-name="P5"><text:span text:style-name="T1">E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curve" svg:x1="7.617cm" svg:y1="20.239cm" svg:x2="7.491cm" svg:y2="23.86cm" draw:start-shape="id2" draw:end-shape="id9" draw:end-glue-point="4" svg:d="M7617 20239c0 2715-126 905-126 3621" svg:viewBox="0 0 127 3622">
          <text:p/>
        </draw:connector>
        <draw:custom-shape draw:style-name="gr5" draw:text-style-name="P8" xml:id="id10" draw:id="id10" draw:layer="layout" svg:width="3.02cm" svg:height="2.761cm" svg:x="10.637cm" svg:y="23.893cm">
          <text:p text:style-name="P5"><text:span text:style-name="T1">Update auto</text:span></text:p>
          <text:p text:style-name="P5"><text:span text:style-name="T1">Increment</text:span></text:p>
          <text:p text:style-name="P5"><text:span text:style-name="T1">Field of</text:span></text:p>
          <text:p text:style-name="P5"><text:span text:style-name="T1"><text:s/></text:span><text:span text:style-name="T1">E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curve" svg:x1="11.204cm" svg:y1="20.331cm" svg:x2="12.147cm" svg:y2="23.893cm" draw:start-shape="id3" draw:start-glue-point="8" draw:end-shape="id10" draw:end-glue-point="4" svg:d="M11204 20331c0 2671 943 891 943 3562" svg:viewBox="0 0 944 3563">
          <text:p/>
        </draw:connector>
        <draw:connector draw:style-name="gr4" draw:text-style-name="P7" draw:layer="layout" draw:type="curve" svg:x1="14.98cm" svg:y1="20.239cm" svg:x2="16.721cm" svg:y2="23.866cm" draw:start-shape="id4" draw:start-glue-point="8" draw:end-shape="id11" draw:end-glue-point="4" svg:d="M14980 20239c0 2719 1741 906 1741 3627" svg:viewBox="0 0 1742 3628">
          <text:p/>
        </draw:connector>
        <draw:custom-shape draw:style-name="gr8" draw:text-style-name="P12" xml:id="id11" draw:id="id11" draw:layer="layout" svg:width="3.021cm" svg:height="2.761cm" svg:x="15.21cm" svg:y="23.866cm">
          <text:p text:style-name="P5"><text:span text:style-name="T1">Get Modified</text:span></text:p>
          <text:p text:style-name="P5"><text:span text:style-name="T1">Row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curve" svg:x1="18.567cm" svg:y1="20.331cm" svg:x2="16.721cm" svg:y2="23.866cm" draw:start-shape="id5" draw:start-glue-point="8" draw:end-shape="id11" draw:end-glue-point="4" svg:d="M18567 20331c0 2650-1846 883-1846 3535" svg:viewBox="0 0 1847 3536">
          <text:p/>
        </draw:connector>
        <draw:connector draw:style-name="gr4" draw:text-style-name="P11" draw:layer="layout" draw:type="curve" svg:x1="12.147cm" svg:y1="26.654cm" svg:x2="16.721cm" svg:y2="23.866cm" draw:start-shape="id10" draw:start-glue-point="8" draw:end-shape="id11" draw:end-glue-point="4" svg:d="M12147 26654c0 751 2287 502 2287-1394 0-1895 2287-2147 2287-1394" svg:viewBox="0 0 4575 35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psoft Windows 8 Uighur" svg:font-family="'Alpsoft Windows 8 Uighu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psoft Windows 8 Uighur1" svg:font-family="'Alpsoft Windows 8 Uighur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lpsoft Windows 8 Uighur1" style:font-size-complex="24pt" style:language-complex="ug" style:country-complex="C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lpsoft Windows 8 Uighur1" style:font-family-asian="'Alpsoft Windows 8 Uighur'" style:font-family-generic-asian="system" style:font-pitch-asian="variable" style:font-size-asian="18pt" style:font-style-asian="normal" style:font-weight-asian="normal" style:font-name-complex="Alpsoft Windows 8 Uighur1" style:font-family-complex="'Alpsoft Windows 8 Uighu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cm" fo:page-height="3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21:16:46.160079606</meta:creation-date>
    <meta:generator>LibreOffice/5.4.0.3$Linux_X86_64 LibreOffice_project/40m0$Build-3</meta:generator>
    <dc:date>2017-11-25T22:59:22.689860693</dc:date>
    <meta:editing-duration>PT40M47S</meta:editing-duration>
    <meta:editing-cycles>4</meta:editing-cycles>
    <meta:document-statistic meta:object-count="23"/>
  </office:meta>
</office:document-meta>
</file>